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3000000420D893EB9FF642A1A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svg:font-family="Futura"/>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Frutiger-Bold" svg:font-family="Frutiger-Bold"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Futura Md BT1" svg:font-family="'Futura Md BT'" style:font-family-generic="swiss" style:font-pitch="variable"/>
    <style:font-face style:name="Futura Md BT" svg:font-family="'Futura Md BT'" style:font-adornments="Negrita"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Futura" officeooo:rsid="00087b08"/>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color="#000000" style:font-name="Arial2" fo:font-size="12pt" fo:font-style="normal" officeooo:rsid="00406958" officeooo:paragraph-rsid="00406958" style:font-size-asian="12pt" style:font-style-asian="normal" style:font-name-complex="Calibri" style:font-size-complex="12pt" style:font-style-complex="normal"/>
    </style:style>
    <style:style style:name="P4" style:family="paragraph" style:parent-style-name="Standard">
      <style:paragraph-properties fo:text-align="justify" style:justify-single-word="false"/>
      <style:text-properties fo:color="#000000" style:font-name="Arial2" fo:font-size="12pt" fo:font-style="normal" officeooo:paragraph-rsid="0042ae04" style:font-size-asian="12pt" style:font-style-asian="normal" style:font-name-complex="Calibri" style:font-size-complex="12pt" style:font-style-complex="normal"/>
    </style:style>
    <style:style style:name="P5" style:family="paragraph" style:parent-style-name="Standard">
      <style:paragraph-properties fo:text-align="justify" style:justify-single-word="false"/>
      <style:text-properties fo:color="#000000" style:font-name="Arial2" fo:font-size="12pt" fo:font-style="normal" fo:font-weight="normal" officeooo:paragraph-rsid="00406958" style:font-size-asian="12pt" style:font-style-asian="normal" style:font-weight-asian="normal" style:font-name-complex="Calibri" style:font-size-complex="12pt" style:font-style-complex="normal" style:font-weight-complex="normal"/>
    </style:style>
    <style:style style:name="P6" style:family="paragraph" style:parent-style-name="Standard">
      <style:paragraph-properties fo:text-align="justify" style:justify-single-word="false"/>
      <style:text-properties fo:color="#000000" style:font-name="Arial2" fo:font-size="12pt" fo:font-style="normal" fo:font-weight="normal" officeooo:paragraph-rsid="003bd40a" style:font-size-asian="12pt" style:font-style-asian="normal" style:font-weight-asian="normal" style:font-name-complex="Calibri"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Arial2" fo:font-size="12pt" fo:font-style="normal" fo:font-weight="normal" officeooo:paragraph-rsid="00443ba0" style:font-size-asian="12pt" style:font-style-asian="normal" style:font-weight-asian="normal" style:font-name-complex="Calibri"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Arial2" fo:font-size="12pt" fo:font-style="normal" fo:font-weight="normal" officeooo:rsid="00406958" officeooo:paragraph-rsid="00406958" style:font-size-asian="12pt" style:font-style-asian="normal" style:font-weight-asian="normal" style:font-name-complex="Calibri"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Arial2" fo:font-size="12pt" fo:font-style="normal" fo:font-weight="normal" officeooo:rsid="0040b1e9" officeooo:paragraph-rsid="0040b1e9" style:font-size-asian="12pt" style:font-style-asian="normal" style:font-weight-asian="normal" style:font-name-complex="Calibri"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Arial2" fo:font-size="12pt" fo:font-style="normal" fo:font-weight="bold" officeooo:paragraph-rsid="00406958" style:font-size-asian="12pt" style:font-style-asian="normal" style:font-weight-asian="bold" style:font-name-complex="Calibri" style:font-size-complex="12pt" style:font-style-complex="normal"/>
    </style:style>
    <style:style style:name="P11" style:family="paragraph" style:parent-style-name="Standard">
      <style:paragraph-properties fo:text-align="justify" style:justify-single-word="false"/>
      <style:text-properties fo:color="#000000" style:font-name="Arial2" fo:font-size="12pt" fo:font-style="normal" fo:font-weight="bold" officeooo:rsid="00406958" officeooo:paragraph-rsid="00406958" style:font-size-asian="12pt" style:font-style-asian="normal" style:font-weight-asian="bold" style:font-name-complex="Calibri" style:font-size-complex="12pt" style:font-style-complex="normal"/>
    </style:style>
    <style:style style:name="P12" style:family="paragraph" style:parent-style-name="Standard">
      <style:paragraph-properties fo:text-align="justify" style:justify-single-word="false"/>
      <style:text-properties fo:color="#000000" style:font-name="Arial2" fo:font-size="12pt" fo:font-style="normal" fo:font-weight="bold" officeooo:rsid="00406958" officeooo:paragraph-rsid="0042ae04" style:font-size-asian="12pt" style:font-style-asian="normal" style:font-weight-asian="bold" style:font-name-complex="Calibri" style:font-size-complex="12pt" style:font-style-complex="normal"/>
    </style:style>
    <style:style style:name="P13" style:family="paragraph" style:parent-style-name="Standard">
      <style:paragraph-properties fo:text-align="justify" style:justify-single-word="false"/>
      <style:text-properties fo:color="#000000" style:font-name="Arial2" fo:font-size="12pt" fo:font-style="normal" fo:font-weight="bold" officeooo:rsid="00406958" officeooo:paragraph-rsid="00443ba0" style:font-size-asian="12pt" style:font-style-asian="normal" style:font-weight-asian="bold" style:font-name-complex="Calibri" style:font-size-complex="12pt" style:font-style-complex="normal"/>
    </style:style>
    <style:style style:name="P14" style:family="paragraph" style:parent-style-name="Standard">
      <style:paragraph-properties fo:text-align="justify" style:justify-single-word="false"/>
      <style:text-properties fo:color="#000000" style:font-name="Arial2" fo:font-size="12pt" fo:font-style="normal" fo:font-weight="bold" officeooo:rsid="0040b1e9" officeooo:paragraph-rsid="0040b1e9" style:font-size-asian="12pt" style:font-style-asian="normal" style:font-weight-asian="bold" style:font-name-complex="Calibri" style:font-size-complex="12pt" style:font-style-complex="normal"/>
    </style:style>
    <style:style style:name="P15" style:family="paragraph" style:parent-style-name="Standard">
      <style:paragraph-properties fo:text-align="justify" style:justify-single-word="false"/>
      <style:text-properties fo:color="#000000" style:font-name="Arial2" fo:font-size="12pt" fo:font-style="normal" fo:font-weight="bold" officeooo:rsid="0040b1e9" officeooo:paragraph-rsid="00443ba0" style:font-size-asian="12pt" style:font-style-asian="normal" style:font-weight-asian="bold" style:font-name-complex="Calibri" style:font-size-complex="12pt" style:font-style-complex="normal"/>
    </style:style>
    <style:style style:name="P16" style:family="paragraph" style:parent-style-name="Standard">
      <style:paragraph-properties fo:text-align="justify" style:justify-single-word="false"/>
      <style:text-properties fo:color="#000000" style:font-name="Arial2" fo:font-size="12pt" fo:font-style="normal" fo:font-weight="bold" officeooo:rsid="0040b1e9" officeooo:paragraph-rsid="0042ae04" style:font-size-asian="12pt" style:font-style-asian="normal" style:font-weight-asian="bold" style:font-name-complex="Calibri" style:font-size-complex="12pt" style:font-style-complex="normal"/>
    </style:style>
    <style:style style:name="P17" style:family="paragraph" style:parent-style-name="Standard">
      <style:paragraph-properties fo:text-align="justify" style:justify-single-word="false"/>
      <style:text-properties fo:color="#000000" style:font-name="Arial2" fo:font-size="12pt" fo:font-style="italic" fo:font-weight="normal" officeooo:rsid="0042ae04" officeooo:paragraph-rsid="0042ae04" style:font-size-asian="12pt" style:font-style-asian="italic" style:font-weight-asian="normal" style:font-name-complex="Calibri" style:font-size-complex="12pt" style:font-style-complex="italic" style:font-weight-complex="normal"/>
    </style:style>
    <style:style style:name="P18" style:family="paragraph" style:parent-style-name="Standard">
      <style:paragraph-properties fo:text-align="justify" style:justify-single-word="false"/>
      <style:text-properties fo:color="#000000" style:font-name="Arial2" fo:font-size="12pt" fo:font-style="italic" fo:font-weight="normal" officeooo:rsid="00443ba0" officeooo:paragraph-rsid="00443ba0" style:font-size-asian="12pt" style:font-style-asian="italic" style:font-weight-asian="normal" style:font-name-complex="Calibri" style:font-size-complex="12pt" style:font-style-complex="italic" style:font-weight-complex="normal"/>
    </style:style>
    <style:style style:name="P19" style:family="paragraph" style:parent-style-name="Standard">
      <style:paragraph-properties fo:text-align="justify" style:justify-single-word="false"/>
      <style:text-properties officeooo:paragraph-rsid="0042ae04"/>
    </style:style>
    <style:style style:name="P20" style:family="paragraph" style:parent-style-name="Standard">
      <style:paragraph-properties fo:text-align="justify" style:justify-single-word="false"/>
      <style:text-properties fo:color="#2f93f7" style:font-name="Frutiger-Bold" officeooo:rsid="00406958" officeooo:paragraph-rsid="0042ae04"/>
    </style:style>
    <style:style style:name="P21" style:family="paragraph" style:parent-style-name="Standard">
      <style:paragraph-properties fo:text-align="justify" style:justify-single-word="false"/>
      <style:text-properties fo:color="#808080" style:font-name="Arial2" fo:font-size="10pt" fo:font-style="italic" style:text-underline-style="solid" style:text-underline-width="auto" style:text-underline-color="#000000" officeooo:paragraph-rsid="002fec42" style:font-size-asian="10pt" style:font-style-asian="italic" style:font-name-complex="Calibri" style:font-size-complex="10pt"/>
    </style:style>
    <style:style style:name="P22" style:family="paragraph" style:parent-style-name="Text_20_body">
      <style:text-properties fo:color="#808080" style:font-name="Arial2" fo:font-size="10pt" fo:font-style="italic" style:text-underline-style="none" officeooo:rsid="003923f2" officeooo:paragraph-rsid="003923f2" style:font-size-asian="10pt" style:font-style-asian="italic" style:font-name-complex="Calibri" style:font-size-complex="10pt"/>
    </style:style>
    <style:style style:name="P23" style:family="paragraph" style:parent-style-name="Text_20_body">
      <style:text-properties fo:color="#808080" style:font-name="Arial2" fo:font-size="10pt" fo:font-style="italic" style:text-underline-style="none" officeooo:rsid="003923f2" officeooo:paragraph-rsid="004be338" style:font-size-asian="10pt" style:font-style-asian="italic" style:font-name-complex="Calibri" style:font-size-complex="10pt"/>
    </style:style>
    <style:style style:name="P24" style:family="paragraph" style:parent-style-name="Text_20_body">
      <style:text-properties style:use-window-font-color="true" style:font-name="Arial1" fo:font-size="12pt" officeooo:rsid="004cd2cc" officeooo:paragraph-rsid="004cd2cc" style:font-size-asian="12pt" style:font-size-complex="12pt"/>
    </style:style>
    <style:style style:name="P25" style:family="paragraph" style:parent-style-name="Standard">
      <style:paragraph-properties fo:text-align="justify" style:justify-single-word="false"/>
      <style:text-properties style:font-name="Arial2" fo:font-size="12pt" fo:font-style="italic" fo:font-weight="normal" officeooo:rsid="004be338" officeooo:paragraph-rsid="004be338" style:font-size-asian="12pt" style:font-style-asian="italic" style:font-weight-asian="normal" style:font-name-complex="Calibri" style:font-size-complex="12pt" style:font-style-complex="italic" style:font-weight-complex="normal"/>
    </style:style>
    <style:style style:name="P26" style:family="paragraph" style:parent-style-name="Standard">
      <style:paragraph-properties fo:text-align="justify" style:justify-single-word="false"/>
      <style:text-properties style:font-name="Arial2" fo:font-size="12pt" fo:font-weight="bold" officeooo:rsid="00406958" officeooo:paragraph-rsid="004cd2cc" style:font-size-asian="12pt" style:font-weight-asian="bold" style:font-name-complex="Calibri" style:font-size-complex="12pt"/>
    </style:style>
    <style:style style:name="P27" style:family="paragraph" style:parent-style-name="Standard">
      <style:paragraph-properties fo:text-align="justify" style:justify-single-word="false"/>
      <style:text-properties style:font-name="Arial2" fo:font-size="12pt" officeooo:paragraph-rsid="004cd2cc" style:font-size-asian="12pt" style:font-size-complex="12pt"/>
    </style:style>
    <style:style style:name="P28" style:family="paragraph" style:parent-style-name="Standard">
      <style:paragraph-properties fo:text-align="justify" style:justify-single-word="false"/>
      <style:text-properties fo:color="#2f93f7" style:font-name="Arial2" fo:font-size="12pt" fo:font-style="italic" fo:font-weight="normal" officeooo:rsid="00443ba0" officeooo:paragraph-rsid="004be338" style:font-size-asian="12pt" style:font-style-asian="italic" style:font-weight-asian="normal" style:font-name-complex="Calibri" style:font-size-complex="12pt" style:font-style-complex="italic" style:font-weight-complex="normal"/>
    </style:style>
    <style:style style:name="P29" style:family="paragraph" style:parent-style-name="Standard">
      <style:paragraph-properties fo:margin-top="0cm" fo:margin-bottom="0cm" loext:contextual-spacing="false" fo:text-align="justify" style:justify-single-word="false"/>
      <style:text-properties style:font-name="Arial2" fo:font-size="12pt" officeooo:paragraph-rsid="003923f2"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Arial2" fo:font-size="12pt" officeooo:paragraph-rsid="003cc011"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Arial2" fo:font-size="12pt" fo:font-weight="bold" officeooo:rsid="00406958" officeooo:paragraph-rsid="0045c2f7" style:font-size-asian="12pt" style:font-weight-asian="bold" style:font-name-complex="Calibri" style:font-size-complex="12pt"/>
    </style:style>
    <style:style style:name="P32" style:family="paragraph" style:parent-style-name="Standard">
      <style:paragraph-properties fo:margin-top="0cm" fo:margin-bottom="0cm" loext:contextual-spacing="false" fo:text-align="justify" style:justify-single-word="false"/>
      <style:text-properties style:font-name="Arial2" fo:font-size="12pt" fo:font-weight="bold" officeooo:rsid="00406958" officeooo:paragraph-rsid="00443ba0" style:font-size-asian="12pt" style:font-weight-asian="bold" style:font-name-complex="Calibri" style:font-size-complex="12pt"/>
    </style:style>
    <style:style style:name="P33" style:family="paragraph" style:parent-style-name="Standard">
      <style:paragraph-properties fo:margin-top="0cm" fo:margin-bottom="0cm" loext:contextual-spacing="false" fo:text-align="justify" style:justify-single-word="false"/>
      <style:text-properties style:font-name="Arial2" fo:font-size="12pt" fo:font-weight="bold" officeooo:rsid="00406958" officeooo:paragraph-rsid="004be338" style:font-size-asian="12pt" style:font-weight-asian="bold" style:font-name-complex="Calibri" style:font-size-complex="12pt"/>
    </style:style>
    <style:style style:name="P34" style:family="paragraph" style:parent-style-name="Heading_20_1">
      <style:paragraph-properties fo:text-align="center" style:justify-single-word="false"/>
      <style:text-properties fo:color="#0076ba" style:font-name="Futura Md BT1" officeooo:rsid="003923f2" officeooo:paragraph-rsid="003923f2"/>
    </style:style>
    <style:style style:name="P35" style:family="paragraph" style:parent-style-name="Heading_20_2">
      <style:text-properties fo:color="#2f93f7" style:font-name="Frutiger-Bold" officeooo:rsid="004ac1b1" officeooo:paragraph-rsid="003bd40a"/>
    </style:style>
    <style:style style:name="P36" style:family="paragraph" style:parent-style-name="Heading_20_2">
      <style:text-properties fo:color="#2f93f7" style:font-name="Frutiger-Bold" officeooo:rsid="004ac1b1" officeooo:paragraph-rsid="004be338"/>
    </style:style>
    <style:style style:name="P37" style:family="paragraph" style:parent-style-name="Heading_20_2">
      <style:text-properties fo:color="#2f93f7" style:font-name="Frutiger-Bold" officeooo:rsid="0042ae04" officeooo:paragraph-rsid="0042ae04"/>
    </style:style>
    <style:style style:name="P38" style:family="paragraph" style:parent-style-name="Heading_20_2">
      <style:paragraph-properties fo:text-align="justify" style:justify-single-word="false"/>
      <style:text-properties fo:color="#2f93f7" style:font-name="Frutiger-Bold" style:text-underline-style="none" fo:font-weight="bold" officeooo:rsid="003923f2" officeooo:paragraph-rsid="003bd40a" style:font-weight-asian="bold" style:font-name-complex="Calibri" style:font-weight-complex="normal"/>
    </style:style>
    <style:style style:name="P39" style:family="paragraph" style:parent-style-name="Heading_20_2">
      <style:text-properties officeooo:paragraph-rsid="00406958"/>
    </style:style>
    <style:style style:name="P40"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fo:color="#2f93f7" style:font-name="Frutiger-Bold" officeooo:rsid="003965db" officeooo:paragraph-rsid="004ac1b1"/>
    </style:style>
    <style:style style:name="T1" style:family="text">
      <style:text-properties fo:font-weight="bold" style:font-weight-asian="bold"/>
    </style:style>
    <style:style style:name="T2" style:family="text">
      <style:text-properties fo:font-weight="bold" style:font-weight-asian="bold" style:font-name-complex="Calibri"/>
    </style:style>
    <style:style style:name="T3" style:family="text">
      <style:text-properties fo:font-weight="bold" officeooo:rsid="003cc011" style:font-weight-asian="bold" style:font-name-complex="Calibri"/>
    </style:style>
    <style:style style:name="T4" style:family="text">
      <style:text-properties fo:font-weight="bold" officeooo:rsid="0045c2f7" style:font-weight-asian="bold" style:font-name-complex="Calibri"/>
    </style:style>
    <style:style style:name="T5" style:family="text">
      <style:text-properties fo:font-weight="bold" officeooo:rsid="00406958" style:font-weight-asian="bold"/>
    </style:style>
    <style:style style:name="T6" style:family="text">
      <style:text-properties fo:font-weight="bold" officeooo:rsid="0040b1e9" style:font-weight-asian="bold"/>
    </style:style>
    <style:style style:name="T7" style:family="text">
      <style:text-properties fo:color="#2f93f7" style:font-name="Frutiger-Bold" officeooo:rsid="00406958"/>
    </style:style>
    <style:style style:name="T8" style:family="text">
      <style:text-properties fo:color="#2f93f7" style:font-name="Frutiger-Bold" officeooo:rsid="0042ae04"/>
    </style:style>
    <style:style style:name="T9" style:family="text">
      <style:text-properties fo:color="#000000" style:font-name="Arial2" fo:font-size="12pt" fo:font-style="normal" fo:font-weight="bold" officeooo:rsid="0040b1e9" style:font-size-asian="12pt" style:font-style-asian="normal" style:font-weight-asian="bold" style:font-name-complex="Calibri" style:font-size-complex="12pt" style:font-style-complex="normal"/>
    </style:style>
    <style:style style:name="T10" style:family="text">
      <style:text-properties fo:color="#000000" style:font-name="Arial2" fo:font-size="12pt" fo:font-style="italic" fo:font-weight="normal" officeooo:rsid="0042ae04" style:font-size-asian="12pt" style:font-style-asian="italic" style:font-weight-asian="normal" style:font-name-complex="Calibri" style:font-size-complex="12pt" style:font-style-complex="italic" style:font-weight-complex="normal"/>
    </style:style>
    <style:style style:name="T11" style:family="text">
      <style:text-properties fo:font-style="italic" officeooo:rsid="0042ae04" style:font-style-asian="italic" style:font-style-complex="italic"/>
    </style:style>
    <style:style style:name="T12" style:family="text">
      <style:text-properties fo:font-style="italic" officeooo:rsid="0042ae04" style:font-style-asian="italic" style:font-style-complex="italic" style:font-weight-complex="bold"/>
    </style:style>
    <style:style style:name="T13" style:family="text">
      <style:text-properties fo:font-style="italic" officeooo:rsid="00443ba0" style:font-style-asian="italic" style:font-style-complex="italic" style:font-weight-complex="bold"/>
    </style:style>
    <style:style style:name="T14" style:family="text">
      <style:text-properties fo:font-style="italic" fo:font-weight="normal" officeooo:rsid="0042ae04" style:font-style-asian="italic" style:font-weight-asian="normal" style:font-style-complex="italic" style:font-weight-complex="normal"/>
    </style:style>
    <style:style style:name="T15" style:family="text">
      <style:text-properties fo:font-style="italic" fo:font-weight="normal" officeooo:rsid="00443ba0" style:font-style-asian="italic" style:font-weight-asian="normal" style:font-style-complex="italic" style:font-weight-complex="normal"/>
    </style:style>
    <style:style style:name="T16" style:family="text">
      <style:text-properties fo:font-style="italic" fo:font-weight="normal" officeooo:rsid="004be338" style:font-style-asian="italic" style:font-weight-asian="normal" style:font-style-complex="italic" style:font-weight-complex="normal"/>
    </style:style>
    <style:style style:name="T17" style:family="text">
      <style:text-properties fo:font-style="italic" fo:font-weight="normal" officeooo:rsid="004cd2cc" style:font-style-asian="italic" style:font-weight-asian="normal" style:font-style-complex="italic" style:font-weight-complex="normal"/>
    </style:style>
    <style:style style:name="T18" style:family="text">
      <style:text-properties fo:font-style="italic" fo:font-weight="normal" officeooo:rsid="004cd2cc" style:font-style-asian="italic" style:font-weight-asian="normal" style:font-name-complex="Calibri" style:font-style-complex="italic" style:font-weight-complex="normal"/>
    </style:style>
    <style:style style:name="T19" style:family="text">
      <style:text-properties officeooo:rsid="0045c2f7"/>
    </style:style>
    <style:style style:name="T20" style:family="text">
      <style:text-properties officeooo:rsid="004ac1b1"/>
    </style:style>
    <style:style style:name="T21" style:family="text">
      <style:text-properties style:font-name="Arial1" fo:font-size="12pt" officeooo:rsid="004ac1b1" style:font-size-asian="12pt" style:font-size-complex="12pt"/>
    </style:style>
    <style:style style:name="T22" style:family="text">
      <style:text-properties officeooo:rsid="004be338"/>
    </style:style>
    <style:style style:name="T23" style:family="text">
      <style:text-properties style:use-window-font-color="true" officeooo:rsid="004ac1b1"/>
    </style:style>
    <style:style style:name="T24" style:family="text">
      <style:text-properties fo:font-style="normal" officeooo:rsid="004be338" style:font-style-asian="normal" style:font-style-complex="normal" style:font-weight-complex="bold"/>
    </style:style>
    <style:style style:name="T25" style:family="text">
      <style:text-properties fo:font-style="normal" officeooo:rsid="00443ba0" style:font-style-asian="normal" style:font-style-complex="normal" style:font-weight-complex="bold"/>
    </style:style>
    <style:style style:name="T26" style:family="text">
      <style:text-properties fo:font-style="normal" fo:font-weight="normal" officeooo:rsid="004be338"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24.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_RefHeading___Toc1011_712143866"/>Solicitud de Pruebas<text:bookmark-end text:name="__RefHeading___Toc1011_712143866"/></text:h>
      <text:p text:style-name="P21"/>
      <text:h text:style-name="P40" text:outline-level="2"><text:span text:style-name="T20">Programador <text:s/></text:span><text:span text:style-name="T23">Javier Tirado</text:span><text:span text:style-name="T21"> <text:s text:c="43"/></text:span><text:span text:style-name="T20"><text:s text:c="2"/>Fecha <text:s/></text:span><text:span text:style-name="T23">2017-01-12</text:span><text:span text:style-name="T21"> </text:span><text:span text:style-name="T20">Versión </text:span><text:span text:style-name="T23"><text:s/>2.1</text:span></text:h>
      <text:p text:style-name="P24">Solicito probar la nueva opción agrega al modulo de compras, Carga manual de Orden de Compra. Para esto se debe contar con un layout (Añadido en repositorio de ejemplo de cargas como CargaOC).</text:p>
      <text:h text:style-name="P35" text:outline-level="2">Servidor de Base de Datos <text:span text:style-name="T22">del Desarrollador</text:span></text:h>
      <text:p text:style-name="P22"/>
      <text:p text:style-name="P29"><text:span text:style-name="T4">SERVIDOR</text:span><text:span text:style-name="T2">: </text:span><text:span text:style-name="T18">192.168.100.249</text:span></text:p>
      <text:p text:style-name="P31">PUERTO: <text:span text:style-name="T17">9450</text:span></text:p>
      <text:p text:style-name="P30"><text:span text:style-name="T3">NOMBRE</text:span><text:span text:style-name="T2">: </text:span><text:span text:style-name="T18">giro</text:span></text:p>
      <text:p text:style-name="P32">SERVIDOR WEB: <text:span text:style-name="T17">https://disesa.condese.net:8443/DISESA</text:span></text:p>
      <text:p text:style-name="P31"><text:span text:style-name="T19">PUERTO W</text:span>EB: <text:span text:style-name="T17">8443</text:span></text:p>
      <text:p text:style-name="P33"><text:span text:style-name="T22">USUARIO</text:span>: <text:span text:style-name="T16">ADMINISTRADOR</text:span></text:p>
      <text:p text:style-name="P33"><text:span text:style-name="T22">CONTRASEÑA</text:span>: <text:span text:style-name="T16">P</text:span></text:p>
      <text:p text:style-name="P25"/>
      <text:h text:style-name="P36" text:outline-level="2">Servidor de Base de Datos <text:span text:style-name="T22">de Prueba</text:span></text:h>
      <text:p text:style-name="P23"/>
      <text:p text:style-name="P27"><text:span text:style-name="T4">SERVIDOR</text:span><text:span text:style-name="T2">: </text:span><text:span text:style-name="T18">192.168.100.249</text:span></text:p>
      <text:p text:style-name="P26">PUERTO: <text:span text:style-name="T17">9450</text:span></text:p>
      <text:p text:style-name="P27"><text:span text:style-name="T3">NOMBRE</text:span><text:span text:style-name="T2">: </text:span><text:span text:style-name="T18">giro</text:span></text:p>
      <text:p text:style-name="P26">SERVIDOR WEB: <text:span text:style-name="T17">https://disesa.condese.net:8443/DISESA</text:span></text:p>
      <text:p text:style-name="P26"><text:span text:style-name="T19">PUERTO W</text:span>EB: <text:span text:style-name="T17">8443</text:span></text:p>
      <text:p text:style-name="P26"><text:span text:style-name="T22">USUARIO</text:span>: <text:span text:style-name="T16">ADMINISTRADOR</text:span></text:p>
      <text:p text:style-name="P26"><text:span text:style-name="T24">CONTRASEÑA</text:span><text:span text:style-name="T25">:</text:span><text:span text:style-name="T15"> </text:span><text:span text:style-name="T16">P</text:span></text:p>
      <text:p text:style-name="P28"/>
      <text:h text:style-name="P37" text:outline-level="2"><text:soft-page-break/></text:h>
      <text:h text:style-name="P37" text:outline-level="2"/>
      <text:h text:style-name="P37" text:outline-level="2"/>
      <text:h text:style-name="P37" text:outline-level="2">Ambiente de Prueba Para VB</text:h>
      <text:p text:style-name="P16"/>
      <text:p text:style-name="P19"><text:span text:style-name="T9">SCRIPT : </text:span><text:span text:style-name="T10">Nombre de los script que deben ejecutar para que el sistema funcione. Es importante que los script venga mencionados en el orden en el que deben ser ejecutados.</text:span></text:p>
      <text:p text:style-name="P17"/>
      <text:p text:style-name="P13"><text:span text:style-name="T12">ARCHIVOS A COPIAR:</text:span><text:span text:style-name="T14"> Existe archivos que se </text:span><text:span text:style-name="T15">deben ser colocados en rutas especificas para que el sistema pueda reconocerlos.</text:span></text:p>
      <text:p text:style-name="P18"/>
      <text:p text:style-name="P15"><text:span text:style-name="T13">ESTRUCTURAS A COPIAR:</text:span><text:span text:style-name="T15"> Se debe especificar en que lugar se va colocar el sistema, como se debe llamar la carpeta que lo contenga y si esta a su vez contiene más, cuantas y los nombres.</text:span></text:p>
      <text:p text:style-name="P20"/>
      <text:h text:style-name="P39" text:outline-level="2"><text:span text:style-name="T7">Ambiente de Pruebas </text:span><text:span text:style-name="T8">Para Java</text:span></text:h>
      <text:p text:style-name="P10"/>
      <text:p text:style-name="P4"><text:span text:style-name="T5">ORDEN DE COMPILACIÓN</text:span><text:span text:style-name="T1">: </text:span><text:span text:style-name="T14">Orden en que debe ser ejecutado el proyecto, </text:span><text:span text:style-name="T15">en base a todas las carpetas que lo conforman</text:span><text:span text:style-name="T14">.</text:span></text:p>
      <text:p text:style-name="P5"/>
      <text:p text:style-name="P5"/>
      <text:p text:style-name="P12">DECLARACIÓN DE VARIABLES: <text:span text:style-name="T14">Si se deben declara variables especiales para que el sistema funciones, si es así, nombre y lugar donde se deben declarar. </text:span><text:span text:style-name="T15">Es importante especificar como declarar según el sistema operativo que se usa (linux o windows)</text:span></text:p>
      <text:p text:style-name="P8"/>
      <text:p text:style-name="P8"/>
      <text:p text:style-name="P11">ARCHIVOS A COPIAR: <text:span text:style-name="T14">Existe archivos que se </text:span><text:span text:style-name="T15">deben ser colocados en rutas especificas para que el sistema pueda reconocerlos.</text:span></text:p>
      <text:p text:style-name="P8"/>
      <text:p text:style-name="P8"/>
      <text:p text:style-name="P3"><text:span text:style-name="T6">LIBRERÍAS</text:span><text:span text:style-name="T1"> A COPIAR: </text:span><text:span text:style-name="T15">Existen librerías que deben ser colocadas en rutas especificas para que el sistema pueda reconocerlos. </text:span></text:p>
      <text:p text:style-name="P8"/>
      <text:p text:style-name="P8"/>
      <text:p text:style-name="P14">ESTRUCTURAS A COPIAR: <text:span text:style-name="T15">Se debe especificar en que lugar se va colocar el sistema, como se debe llamar la carpeta que lo contenga y si esta a su vez contiene más, cuantas y los nombres.</text:span></text:p>
      <text:p text:style-name="P9"><text:soft-page-break/></text:p>
      <text:p text:style-name="P9"/>
      <text:p text:style-name="P14">INSTALACIÓN DE SERVICIOS: <text:span text:style-name="T15">Si se requiere de algún tipo de servicio para que la aplicación funcione, se debe especificar cual, donde se encuentra.</text:span></text:p>
      <text:p text:style-name="P9"/>
      <text:p text:style-name="P14">EDICIÓN DE ARCHIVOS: <text:span text:style-name="T15">Existen archivos que deben ser editados como por ejemplo run.bat o run.sh según el sistema operativo. Nombrar los archivos y explicar en que consisten las modificaciones.</text:span></text:p>
      <text:p text:style-name="P9"/>
      <text:p text:style-name="P9"/>
      <text:p text:style-name="P14">CONFIGURACIÓN: <text:span text:style-name="T15">Si requiere alguna configuración extra el archivos como por ejemplo el log, especificar los archivos y en que consisten las modificaciones.</text:span></text:p>
      <text:p text:style-name="P9"/>
      <text:p text:style-name="P8"><text:s/></text:p>
      <text:p text:style-name="P7"><text:span text:style-name="T6">SCRIPT : </text:span><text:span text:style-name="T11">Nombre de los script que deben ejecutar para que el sistema funcione. Es importante que los script venga mencionados en el orden en el que deben ser ejecutados.</text:span></text:p>
      <text:p text:style-name="P6"/>
      <text:p text:style-name="P6"/>
      <text:p text:style-name="P6"/>
      <text:p text:style-name="P6"><text:s/></text:p>
      <text:h text:style-name="P3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svg:font-family="Futura"/>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Frutiger-Bold" svg:font-family="Frutiger-Bold"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Futura Md BT1" svg:font-family="'Futura Md BT'" style:font-family-generic="swiss" style:font-pitch="variable"/>
    <style:font-face style:name="Futura Md BT" svg:font-family="'Futura Md BT'" style:font-adornments="Negrita"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1" draw:display-name="Dash 1"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3333ff" style:font-name="Futura Md BT" fo:font-family="'Futura Md BT'" style:font-style-name="Negrita"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ListLabel_20_1" style:display-name="ListLabel 1" style:family="text">
      <style:text-properties fo:color="#00000a" fo:font-weight="bold"/>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er" text:citation-style-name="Page_20_Number" text:citation-body-style-name="Page_20_Number" text:master-page-name="Right_20_Page" style:num-format="1" text:start-value="1" text:footnotes-position="document" text:start-numbering-at="chapter"/>
    <text:notes-configuration text:note-class="endnote" text:default-style-name="Endnote" text:citation-style-name="Endnote_20_Symbol" text:citation-body-style-name="Endnote_20_anchor" text:master-page-name="Endnote" style:num-format="i" text:start-value="1"/>
    <text:linenumbering-configuration text:number-lines="false" text:offset="0.499cm" style:num-format="1" text:number-position="left" text:increment="5"/>
  </office:styles>
  <office:automatic-styles>
    <style:style style:name="MP1" style:family="paragraph" style:parent-style-name="Header">
      <style:text-properties style:font-name="Futura" officeooo:rsid="00087b0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24.55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style:shadow="none" fo:background-color="transparent" style:dynamic-spacing="false" draw:fill="none" draw:fill-image-width="0cm" draw:fill-image-height="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2cm" svg:y="-2cm" svg:width="21.588cm" svg:height="3.387cm" draw:z-index="1"><draw:image xlink:href="Pictures/100002010000033000000420D893EB9FF642A1AB.png" xlink:type="simple" xlink:show="embed" xlink:actuate="onLoad"/></draw:frame></text:p>
      </style:header>
      <style:header-first>
        <text:p text:style-name="Header"><draw:frame draw:style-name="Mfr1" draw:name="Imagen1" text:anchor-type="paragraph" svg:x="-2cm" svg:y="-2cm" svg:width="21.588cm" svg:height="3.387cm" draw:z-index="0"><draw:image xlink:href="Pictures/100002010000033000000420D893EB9FF642A1AB.png" xlink:type="simple" xlink:show="embed" xlink:actuate="onLoad"/></draw:frame></text:p>
      </style:header-first>
      <style:footer>
        <text:p text:style-name="MP2"><text:page-number text:select-page="current">3</text:page-number></text:p>
      </style:footer>
      <style:footer-first>
        <text:p text:style-name="Footer"/>
      </style:footer-first>
    </style:master-page>
    <style:master-page style:name="Footnote" style:page-layout-name="Mpm2"/>
    <style:master-page style:name="Endnote"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HTML"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09:46:58.405000000</meta:creation-date>
    <dc:date>2017-01-12T11:17:14.369000000</dc:date>
    <meta:editing-duration>PT9H2M57S</meta:editing-duration>
    <meta:editing-cycles>37</meta:editing-cycles>
    <meta:generator>LibreOffice/5.1.6.2$Windows_x86 LibreOffice_project/07ac168c60a517dba0f0d7bc7540f5afa45f0909</meta:generator>
    <dc:creator>Javier Tirado</dc:creator>
    <meta:document-statistic meta:table-count="0" meta:image-count="2" meta:object-count="0" meta:page-count="3" meta:paragraph-count="36" meta:word-count="419" meta:character-count="2672" meta:non-whitespace-character-count="2236"/>
  </office:meta>
</office:document-meta>
</file>